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ubber Market Prediction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mo Interface 1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mo Interface 2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mo Interface 3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mo Interface 4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del Explainatio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put Manipul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cel shee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ow do I trust these values.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ross validation</text:p>
              </text:list-item>
              <text:list-item>
                <text:p>Model explanation</text:p>
              </text:list-item>
              <text:list-item>
                <text:p>Manual adjust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29T23:12:58.94</meta:creation-date>
    <meta:editing-duration>PT13M4S</meta:editing-duration>
    <meta:editing-cycles>2</meta:editing-cycles>
    <dc:date>2020-01-29T23:25:56.34</dc:date>
    <meta:document-statistic meta:object-count="53"/>
    <meta:generator>OpenOffice/4.1.7$Win32 OpenOffice.org_project/417m1$Build-9800</meta:generator>
  </office:meta>
</office:document-meta>
</file>